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QUIRAY TAMANI EDW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540048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QUIRAY TAMANI, EDW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40043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8 - Trans. Aer. Caja Pollo Fr Rojo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1:44:2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